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083D9777CDC4BCD2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dce48"/>
    </style:style>
    <style:style style:name="P3" style:family="paragraph" style:parent-style-name="Standard">
      <style:paragraph-properties fo:text-align="center" style:justify-single-word="false"/>
      <style:text-properties officeooo:paragraph-rsid="001dce48"/>
    </style:style>
    <style:style style:name="P4" style:family="paragraph" style:parent-style-name="Standard">
      <style:paragraph-properties fo:text-align="start" style:justify-single-word="false"/>
      <style:text-properties fo:font-style="italic" officeooo:rsid="00261a0b" officeooo:paragraph-rsid="001dce48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261a0b" officeooo:paragraph-rsid="001dce48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dce48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1a0b" officeooo:paragraph-rsid="001dce48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dce48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87d3b" officeooo:paragraph-rsid="001dce48"/>
    </style:style>
    <style:style style:name="P10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dce48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dce48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78940" officeooo:paragraph-rsid="001dce48"/>
    </style:style>
    <style:style style:name="P13" style:family="paragraph" style:parent-style-name="Standard">
      <style:paragraph-properties fo:text-align="start" style:justify-single-word="false"/>
      <style:text-properties style:text-position="0% 100%" officeooo:paragraph-rsid="001dce48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dce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0.02" style:data-style-name="N0">0.02</text:variable-set>: <text:span text:style-name="T2">Manipulating Equations</text:span></text:p>
      <text:p text:style-name="P3"/>
      <text:p text:style-name="P4"><text:span text:style-name="T3">Find the numerical value of each</text:span> variable:</text:p>
      <text:p text:style-name="P5"/>
      <text:section text:style-name="Sect1" text:name="Section1">
        <text:list xml:id="list5179212402461426794" text:style-name="L1">
          <text:list-item>
            <text:p text:style-name="P6"><text:span text:style-name="T8">3</text:span>x = <text:span text:style-name="T8">9</text:span>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62210004061688" text:continue-numbering="true" text:style-name="L1">
          <text:list-item>
            <text:p text:style-name="P6">3y + 5 = 7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62210061935353" text:continue-numbering="true" text:style-name="L1">
          <text:list-item>
            <text:p text:style-name="P6">z<text:span text:style-name="T1">2</text:span> +3 = 84</text:p>
          </text:list-item>
          <text:list-item>
            <text:p text:style-name="P6"><draw:frame draw:style-name="fr2" draw:name="Object1" text:anchor-type="as-char" svg:y="-0.2437in" svg:width="1.039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7"/>
        <text:p text:style-name="P7"/>
        <text:p text:style-name="P7"/>
        <text:p text:style-name="P7"/>
        <text:p text:style-name="P7"/>
        <text:p text:style-name="P7"/>
        <text:list xml:id="list162208722182021" text:continue-numbering="true" text:style-name="L1">
          <text:list-item>
            <text:p text:style-name="P8"><draw:frame draw:style-name="fr2" draw:name="Object11" text:anchor-type="as-char" svg:y="-0.152in" svg:width="1.2362in" svg:height="0.2008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9"/>
        <text:p text:style-name="P9"/>
        <text:p text:style-name="P9"/>
        <text:p text:style-name="P9"/>
      </text:section>
      <text:p text:style-name="P7"/>
      <text:p text:style-name="P7"/>
      <text:p text:style-name="P7"/>
      <text:p text:style-name="P10">Solve each equation for the given variable.</text:p>
      <text:p text:style-name="P7"/>
      <text:list xml:id="list162209471006116" text:continue-numbering="true" text:style-name="L1">
        <text:list-item>
          <text:p text:style-name="P11"><draw:frame draw:style-name="fr2" draw:name="Object2" text:anchor-type="as-char" svg:y="-0.2437in" svg:width="0.4346in" svg:height="0.392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12"/>
      <text:p text:style-name="P12"/>
      <text:p text:style-name="P12"/>
      <text:p text:style-name="P12"/>
      <text:list xml:id="list162209850229289" text:continue-numbering="true" text:style-name="L1">
        <text:list-item>
          <text:p text:style-name="P11"><draw:frame draw:style-name="fr3" draw:name="Object8" text:anchor-type="as-char" svg:y="-0.1484in" svg:width="0.5898in" svg:height="0.1972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12"/>
      <text:p text:style-name="P12"/>
      <text:p text:style-name="P12"/>
      <text:p text:style-name="P12"/>
      <text:list xml:id="list162209410615471" text:continue-numbering="true" text:style-name="L1">
        <text:list-item>
          <text:p text:style-name="P11"><draw:frame draw:style-name="fr2" draw:name="Object3" text:anchor-type="as-char" svg:y="-0.1484in" svg:width="0.6957in" svg:height="0.18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Solve for H</text:p>
        </text:list-item>
      </text:list>
      <text:p text:style-name="P12"/>
      <text:p text:style-name="P12"/>
      <text:p text:style-name="P12"/>
      <text:p text:style-name="P12"/>
      <text:list xml:id="list162209147910120" text:continue-numbering="true" text:style-name="L1">
        <text:list-item>
          <text:p text:style-name="P11"><draw:frame draw:style-name="fr2" draw:name="Object4" text:anchor-type="as-char" svg:y="-0.2445in" svg:width="0.7689in" svg:height="0.3937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12"/>
      <text:p text:style-name="P12"/>
      <text:p text:style-name="P12"/>
      <text:p text:style-name="P12"/>
      <text:p text:style-name="P12"><text:soft-page-break/></text:p>
      <text:list xml:id="list162209535187140" text:continue-numbering="true" text:style-name="L1">
        <text:list-item>
          <text:p text:style-name="P11"><draw:frame draw:style-name="fr2" draw:name="Object5" text:anchor-type="as-char" svg:y="-0.2445in" svg:width="0.6626in" svg:height="0.3937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12"/>
      <text:p text:style-name="P12"/>
      <text:p text:style-name="P12"/>
      <text:p text:style-name="P12"/>
      <text:p text:style-name="P12"/>
      <text:list xml:id="list162209737273747" text:continue-numbering="true" text:style-name="L1">
        <text:list-item>
          <text:p text:style-name="P11"><draw:frame draw:style-name="fr2" draw:name="Object6" text:anchor-type="as-char" svg:y="-0.2445in" svg:width="0.4283in" svg:height="0.3937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list xml:id="list162209685334913" text:continue-numbering="true" text:style-name="L1">
        <text:list-item>
          <text:p text:style-name="P11"><draw:frame draw:style-name="fr2" draw:name="Object7" text:anchor-type="as-char" svg:y="-0.2693in" svg:width="0.7756in" svg:height="0.4425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12"/>
      <text:p text:style-name="P12"/>
      <text:p text:style-name="P12"/>
      <text:p text:style-name="P12"/>
      <text:p text:style-name="P12"/>
      <text:list xml:id="list162209084817391" text:continue-numbering="true" text:style-name="L1">
        <text:list-item>
          <text:p text:style-name="P11"><draw:frame draw:style-name="fr2" draw:name="Object9" text:anchor-type="as-char" svg:y="-0.152in" svg:width="0.8209in" svg:height="0.200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62209999610080" text:continue-numbering="true" text:style-name="L1">
        <text:list-item>
          <text:p text:style-name="P11"><draw:frame draw:style-name="fr2" draw:name="Object13" text:anchor-type="as-char" svg:y="-0.2445in" svg:width="0.5484in" svg:height="0.3937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1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3D9777CDC4BCD2.png" xlink:type="simple" xlink:show="embed" xlink:actuate="onLoad"/></draw:frame> <text:s text:c="20"/>Name:<text:tab/><text:tab/><text:date style:data-style-name="N37" text:date-value="2016-08-04T16:22:08.250753949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5.165372553</meta:creation-date>
    <meta:editing-duration>PT4M33S</meta:editing-duration>
    <meta:editing-cycles>2</meta:editing-cycles>
    <meta:generator>LibreOffice/5.0.6.2$Linux_X86_64 LibreOffice_project/00$Build-2</meta:generator>
    <dc:date>2016-08-04T16:22:08.199787533</dc:date>
    <meta:document-statistic meta:table-count="0" meta:image-count="2" meta:object-count="11" meta:page-count="2" meta:paragraph-count="19" meta:word-count="79" meta:character-count="366" meta:non-whitespace-character-count="283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